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T19" style:parent-style-name="DefaultParagraphFont" style:family="text">
      <style:text-properties fo:font-weight="bold" style:font-weight-asian="bold" style:font-weight-complex="bold" style:text-position="super 59%" fo:font-size="22pt" style:font-size-asian="22pt" style:font-size-complex="22pt"/>
    </style:style>
    <style:style style:name="T20" style:parent-style-name="DefaultParagraphFont" style:family="text">
      <style:text-properties fo:font-weight="bold" style:font-weight-asian="bold" style:font-weight-complex="bold" style:text-position="super 59%" fo:font-size="22pt" style:font-size-asian="22pt" style:font-size-complex="22pt"/>
    </style:style>
    <style:style style:name="T21" style:parent-style-name="DefaultParagraphFont" style:family="text">
      <style:text-properties fo:font-weight="bold" style:font-weight-asian="bold" style:font-weight-complex="bold" style:text-position="super 59%" fo:font-size="22pt" style:font-size-asian="22pt" style:font-size-complex="22pt"/>
    </style:style>
  </office:automatic-styles>
  <office:body>
    <office:text text:use-soft-page-breaks="true">
      <text:p text:style-name="P1"><text:span text:style-name="T2">intro</text:span></text:p>
      <text:p text:style-name="Normal"><text:span text:style-name="T3">Cada vez que abres la nevera por las mañanas, haces huevos revueltos, cocinas carne y compras huevos, deberías darle gracias a Mary Pennington, porque gracias a ella puedes hacer todas esas cosas y más sin preocuparte por si acabaras en el hospital. </text:span></text:p>
      <text:p text:style-name="Normal"/>
      <text:p text:style-name="Normal"><text:span text:style-name="T4">Su vida</text:span></text:p>
      <text:p text:style-name="Normal"><text:span text:style-name="T5">Hija de Henry y Sarah Malony Pennington. Nacida en Tennessee, Estados Unidos de América, un 8 de octubre de 1872. Donde luego se movieron a Filadelfia por razones familiares. Le gustaba frecuentar las bibliotecas donde, al final, a los 12, descubrió un libro de medicina química.</text:span></text:p>
      <text:p text:style-name="Normal"/>
      <text:p text:style-name="Normal"><text:span text:style-name="T6">estudios</text:span></text:p>
      <text:p text:style-name="Normal"/>
      <text:p text:style-name="Normal"><text:span text:style-name="T7">Fue una química especializada en bacteriología, científica de la comida e ingeniera en la refrigeración. Obtuvo su doctorado en química en la Universidad de Pensilvania, 1892, pero como en aquella época no dotaban a mujeres de títulos, le dieron un certificado de estudio. Al final se lo dieron en 1895 después de muchas reclamaciones.</text:span></text:p>
      <text:p text:style-name="Normal"><text:line-break/></text:p>
      <text:p text:style-name="Normal"><text:span text:style-name="T8">carera:</text:span></text:p>
      <text:p text:style-name="Normal"/>
      <text:p text:style-name="Normal"><text:span text:style-name="T9">En 1898 fundó su propio laboratorio, en Filadelfia. Hizo análisis en bacterias, sobre su comportamiento, debilidades, etc. También en su estancia ahí se dedicó a educar a los granjeros locales, haciéndoles saber cómo podían tratar leche cruda de forma segura sin poner en riesgo la salud pública con las enfermedades y patologías. También para los helados que se vendían en aquella época en las tiendas locales.</text:span></text:p>
      <text:p text:style-name="Normal"/>
      <text:p text:style-name="Normal"><text:span text:style-name="T10">Más tarde, en 1905, Pennington trabajó para el gobierno de América, el departamento de agricultura. Que posteriormente se convirtió en la administración de comida y medicamentos.</text:span></text:p>
      <text:p text:style-name="Normal"/>
      <text:p text:style-name="Normal"><text:span text:style-name="T11">Sobre esta época de su vida, aparece Harvey Wiley, su superior, que le impulsó a publicar varios trabajos sobre la salud, donde tuvo que esconder su identidad solo colocando como nombre M. E. Pennington para que no se supiese que era mujer. Al final acabó convirtiéndose en la jefa del laboratorio, en 1907, la primera mujer en serlo. </text:span></text:p>
      <text:p text:style-name="Normal"/>
      <text:p text:style-name="Normal"><text:span text:style-name="T12">Ahí uno de sus mayores logros fue el desarrollo de estándares de seguridad para el tratado de gallinas criadas para el consumo humano.</text:span></text:p>
      <text:p text:style-name="Normal"/>
      <text:p text:style-name="Normal"><text:span text:style-name="T13">También aporto en un estudio de Herbert Hoover, para mejorar la refrigeración tanto de neveras como de coches refrigeradores, todo esto para mejorar la seguridad de la comida tanto en su transporte como en su conservación. </text:span></text:p>
      <text:p text:style-name="Normal"/>
      <text:p text:style-name="Normal"><text:span text:style-name="T14">Posteriormente, en 1919, aceptó un puesto en una empresa privada, “American Balsa”, que se centraba en la creación de unidades de refrigeración insuladas.</text:span></text:p>
      <text:p text:style-name="Normal"/>
      <text:p text:style-name="Normal"><text:span text:style-name="T15">Finalmente dimitió y en 1922 creó su primera empresa consultora, que siguió hasta retirarse finalmente en 1952.</text:span></text:p>
      <text:p text:style-name="Normal"><text:span text:style-name="T16">Su aportación a la refrigeración</text:span></text:p>
      <text:p text:style-name="Normal"/>
      <text:p text:style-name="Normal"><text:span text:style-name="T17">Dato curioso:</text:span></text:p>
      <text:p text:style-name="Normal"/>
      <text:p text:style-name="Normal"><text:span text:style-name="T18">Después de haber leído aquel libro a los 12 años, fue a la Universidad de Pensilvania, donde le dijeron que volvería cuando fuese más mayor, lo cual al parecer se lo tomó al pie de la letra. </text:span></text:p>
      <text:p text:style-name="Normal"/>
      <text:p text:style-name="Normal"><text:span text:style-name="T19">Premios y patentes: </text:span></text:p>
      <text:soft-page-break/>
      <text:p text:style-name="Normal"><text:span text:style-name="T20">Tuvo 5 patentes, todas ellas en el mundo de la seguridad alimentaria, 3 de ellas compartidas. </text:span></text:p>
      <text:p text:style-name="Normal"><text:span text:style-name="T21">Fue premiada en el “National Women’s Hall of Fame”, “National Inventor’s Hall of Fame” y también fue galardonada con la Medalla de Garvin-Olin por parte de la Sociedad Americana de Química.</text:spa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ZDF</meta:initial-creator>
    <dc:creator>ZDF</dc:creator>
    <meta:creation-date>2026-01-10T16:41:00Z</meta:creation-date>
    <dc:date>2026-01-10T19:59:00Z</dc:date>
    <meta:template xlink:href="Normal.dotm" xlink:type="simple"/>
    <meta:editing-cycles>1</meta:editing-cycles>
    <meta:editing-duration>PT11880S</meta:editing-duration>
    <meta:document-statistic meta:page-count="3" meta:paragraph-count="6" meta:word-count="449" meta:character-count="3007" meta:row-count="21" meta:non-whitespace-character-count="2564"/>
  </office:meta>
</office:document-meta>
</file>